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officeooo:paragraph-rsid="0010e0ad" style:font-size-asian="12pt" style:font-size-complex="12pt"/>
    </style:style>
    <style:style style:name="P2" style:family="paragraph" style:parent-style-name="Heading_20_1" style:list-style-name="WWNum5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766cm"/>
        </style:tab-stops>
      </style:paragraph-properties>
      <style:text-properties style:font-name="arial" fo:font-size="12pt" officeooo:paragraph-rsid="0010e0ad" style:font-size-asian="12pt" style:font-size-complex="12pt"/>
    </style:style>
    <style:style style:name="P3" style:family="paragraph" style:parent-style-name="Heading_20_1" style:list-style-name="WWNum2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officeooo:paragraph-rsid="0010e0ad" style:font-size-asian="12pt" style:font-size-complex="12pt"/>
    </style:style>
    <style:style style:name="P4" style:family="paragraph" style:parent-style-name="Heading_20_1" style:list-style-name="WWNum2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5" style:family="paragraph" style:parent-style-name="Heading_20_1" style:list-style-name="WWNum2">
      <style:paragraph-properties fo:margin-left="0cm" fo:margin-right="0cm" fo:margin-top="0.192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24d35" style:font-size-asian="12pt" style:font-weight-asian="normal" style:font-size-complex="12pt" style:font-weight-complex="normal"/>
    </style:style>
    <style:style style:name="P6" style:family="paragraph" style:parent-style-name="Heading_20_1" style:list-style-name="WWNum2">
      <style:paragraph-properties fo:margin-left="0cm" fo:margin-right="0cm" fo:margin-top="0.189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rsid="0010e0ad" officeooo:paragraph-rsid="0010e0ad" style:font-size-asian="12pt" style:font-weight-asian="normal" style:font-size-complex="12pt" style:font-weight-complex="normal"/>
    </style:style>
    <style:style style:name="P7" style:family="paragraph" style:parent-style-name="Heading_20_1" style:list-style-name="WWNum2">
      <style:paragraph-properties fo:margin-left="0.372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8" style:family="paragraph" style:parent-style-name="Heading_20_1">
      <style:paragraph-properties fo:margin-left="0.372cm" fo:margin-right="0cm" fo:margin-top="0.192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letter-spacing="-0.004cm" fo:font-weight="bold" officeooo:rsid="0010e0ad" officeooo:paragraph-rsid="0010e0ad" style:font-size-asian="12pt" style:font-weight-asian="bold" style:font-size-complex="12pt"/>
    </style:style>
    <style:style style:name="P9" style:family="paragraph" style:parent-style-name="Heading_20_1">
      <style:paragraph-properties fo:margin-left="0.372cm" fo:margin-right="0cm" fo:margin-top="0.192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letter-spacing="-0.004cm" fo:font-weight="normal" officeooo:rsid="0010e0ad" officeooo:paragraph-rsid="0010e0ad" style:font-size-asian="12pt" style:font-weight-asian="normal" style:font-size-complex="12pt" style:font-weight-complex="normal"/>
    </style:style>
    <style:style style:name="P10" style:family="paragraph" style:parent-style-name="Heading_20_1" style:list-style-name="WWNum2">
      <style:paragraph-properties fo:margin-left="0.372cm" fo:margin-right="0cm" fo:margin-top="0.192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11" style:family="paragraph" style:parent-style-name="Heading_20_1" style:list-style-name="WWNum2">
      <style:paragraph-properties fo:margin-left="0.372cm" fo:margin-right="0cm" fo:margin-top="0.192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rsid="0010e0ad" officeooo:paragraph-rsid="0010e0ad" style:font-size-asian="12pt" style:font-weight-asian="normal" style:font-size-complex="12pt" style:font-weight-complex="normal"/>
    </style:style>
    <style:style style:name="P12" style:family="paragraph" style:parent-style-name="Heading_20_1" style:list-style-name="WWNum2">
      <style:paragraph-properties fo:margin-left="0.372cm" fo:margin-right="0cm" fo:margin-top="0.189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13" style:family="paragraph" style:parent-style-name="Heading_20_1" style:list-style-name="WWNum2">
      <style:paragraph-properties fo:margin-left="0.374cm" fo:margin-right="0.369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14" style:family="paragraph" style:parent-style-name="List_20_Paragraph">
      <style:paragraph-properties fo:margin-left="0.372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officeooo:rsid="0010e0ad" officeooo:paragraph-rsid="0010e0ad" style:font-size-asian="12pt" style:font-size-complex="12pt"/>
    </style:style>
    <style:style style:name="P15" style:family="paragraph" style:parent-style-name="List_20_Paragraph">
      <style:paragraph-properties fo:margin-left="0.372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letter-spacing="-0.004cm" fo:font-weight="bold" officeooo:rsid="0010e0ad" officeooo:paragraph-rsid="0010e0ad" style:font-size-asian="12pt" style:font-weight-asian="bold" style:font-size-complex="12pt"/>
    </style:style>
    <style:style style:name="P16" style:family="paragraph" style:parent-style-name="List_20_Paragraph">
      <style:paragraph-properties fo:margin-left="0.372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letter-spacing="-0.004cm" fo:font-weight="normal" officeooo:rsid="0010e0ad" officeooo:paragraph-rsid="0010e0ad" style:font-size-asian="12pt" style:font-weight-asian="normal" style:font-size-complex="12pt" style:font-weight-complex="normal"/>
    </style:style>
    <style:style style:name="P17" style:family="paragraph" style:parent-style-name="List_20_Paragraph" style:list-style-name="WWNum2">
      <style:paragraph-properties fo:margin-left="0.372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18" style:family="paragraph" style:parent-style-name="List_20_Paragraph" style:list-style-name="WWNum2">
      <style:paragraph-properties fo:margin-left="0.372cm" fo:margin-right="0cm" fo:margin-top="0.192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19" style:family="paragraph" style:parent-style-name="List_20_Paragraph" style:list-style-name="WWNum2">
      <style:paragraph-properties fo:margin-left="0.372cm" fo:margin-right="0cm" fo:margin-top="0.189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0" style:family="paragraph" style:parent-style-name="List_20_Paragraph" style:list-style-name="WWNum2">
      <style:paragraph-properties fo:margin-left="0.374cm" fo:margin-right="0.372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1" style:family="paragraph" style:parent-style-name="List_20_Paragraph" style:list-style-name="WWNum2">
      <style:paragraph-properties fo:margin-left="0.374cm" fo:margin-right="0.381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2" style:family="paragraph" style:parent-style-name="List_20_Paragraph" style:list-style-name="WWNum2">
      <style:paragraph-properties fo:margin-left="0cm" fo:margin-right="0cm" fo:margin-top="0.189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3" style:family="paragraph" style:parent-style-name="List_20_Paragraph" style:list-style-name="WWNum2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4" style:family="paragraph" style:parent-style-name="List_20_Paragraph" style:list-style-name="WWNum2">
      <style:paragraph-properties fo:margin-left="0cm" fo:margin-right="0cm" fo:margin-top="0.192cm" fo:margin-bottom="0cm" loext:contextual-spacing="false" fo:line-height="100%" fo:text-align="start" style:justify-single-word="false" fo:text-indent="0cm" style:auto-text-indent="false">
        <style:tab-stops>
          <style:tab-stop style:position="1.011cm"/>
          <style:tab-stop style:position="1.012cm"/>
        </style:tab-stops>
      </style:paragraph-properties>
      <style:text-properties style:font-name="arial" fo:font-size="12pt" fo:font-weight="normal" officeooo:paragraph-rsid="0010e0ad" style:font-size-asian="12pt" style:font-weight-asian="normal" style:font-size-complex="12pt" style:font-weight-complex="normal"/>
    </style:style>
    <style:style style:name="P25" style:family="paragraph" style:parent-style-name="List_20_Paragraph" style:list-style-name="WWNum2">
      <style:paragraph-properties fo:margin-left="0cm" fo:margin-right="0cm" fo:margin-top="0.099cm" fo:margin-bottom="0cm" loext:contextual-spacing="false" fo:line-height="100%" fo:text-align="start" style:justify-single-word="false" fo:text-indent="0cm" style:auto-text-indent="false">
        <style:tab-stops>
          <style:tab-stop style:position="0.766cm"/>
        </style:tab-stops>
      </style:paragraph-properties>
      <style:text-properties style:font-name="arial" fo:font-size="12pt" officeooo:paragraph-rsid="0010e0ad" style:font-size-asian="12pt" style:font-size-complex="12pt"/>
    </style:style>
    <style:style style:name="T1" style:family="text">
      <style:text-properties fo:letter-spacing="-0.012cm"/>
    </style:style>
    <style:style style:name="T2" style:family="text">
      <style:text-properties fo:letter-spacing="-0.012cm" fo:font-weight="bold" style:font-weight-asian="bold"/>
    </style:style>
    <style:style style:name="T3" style:family="text">
      <style:text-properties fo:letter-spacing="-0.012cm" officeooo:rsid="00124d35"/>
    </style:style>
    <style:style style:name="T4" style:family="text">
      <style:text-properties fo:letter-spacing="-0.014cm"/>
    </style:style>
    <style:style style:name="T5" style:family="text">
      <style:text-properties fo:letter-spacing="-0.014cm" fo:font-weight="bold" style:font-weight-asian="bold"/>
    </style:style>
    <style:style style:name="T6" style:family="text">
      <style:text-properties fo:letter-spacing="-0.005cm"/>
    </style:style>
    <style:style style:name="T7" style:family="text">
      <style:text-properties fo:letter-spacing="-0.005cm" fo:font-weight="bold" style:font-weight-asian="bold"/>
    </style:style>
    <style:style style:name="T8" style:family="text">
      <style:text-properties fo:letter-spacing="-0.005cm" fo:font-weight="normal" style:font-weight-asian="normal" style:font-weight-complex="normal"/>
    </style:style>
    <style:style style:name="T9" style:family="text">
      <style:text-properties fo:font-size="11pt" fo:font-weight="bold" style:font-size-asian="11pt" style:font-weight-asian="bold"/>
    </style:style>
    <style:style style:name="T10" style:family="text">
      <style:text-properties fo:font-size="11pt" fo:letter-spacing="-0.005cm" fo:font-weight="bold" style:font-size-asian="11pt" style:font-weight-asian="bold"/>
    </style:style>
    <style:style style:name="T11" style:family="text">
      <style:text-properties fo:font-size="11pt" fo:letter-spacing="-0.009cm" fo:font-weight="bold" style:font-size-asian="11pt" style:font-weight-asian="bold"/>
    </style:style>
    <style:style style:name="T12" style:family="text">
      <style:text-properties fo:font-size="11pt" fo:letter-spacing="-0.012cm" fo:font-weight="bold" style:font-size-asian="11pt" style:font-weight-asian="bold"/>
    </style:style>
    <style:style style:name="T13" style:family="text">
      <style:text-properties fo:font-size="11pt" fo:letter-spacing="-0.007cm" fo:font-weight="bold" style:font-size-asian="11pt" style:font-weight-asian="bold"/>
    </style:style>
    <style:style style:name="T14" style:family="text">
      <style:text-properties fo:font-size="11pt" fo:letter-spacing="-0.011cm" fo:font-weight="bold" style:font-size-asian="11pt" style:font-weight-asian="bold"/>
    </style:style>
    <style:style style:name="T15" style:family="text">
      <style:text-properties fo:font-size="11pt" fo:letter-spacing="0.012cm" fo:font-weight="bold" style:font-size-asian="11pt" style:font-weight-asian="bold"/>
    </style:style>
    <style:style style:name="T16" style:family="text">
      <style:text-properties fo:font-size="11pt" fo:letter-spacing="0.009cm" fo:font-weight="bold" style:font-size-asian="11pt" style:font-weight-asian="bold"/>
    </style:style>
    <style:style style:name="T17" style:family="text">
      <style:text-properties fo:font-size="11pt" fo:letter-spacing="0.011cm" fo:font-weight="bold" style:font-size-asian="11pt" style:font-weight-asian="bold"/>
    </style:style>
    <style:style style:name="T18" style:family="text">
      <style:text-properties fo:font-size="11pt" fo:letter-spacing="-0.016cm" fo:font-weight="bold" style:font-size-asian="11pt" style:font-weight-asian="bold"/>
    </style:style>
    <style:style style:name="T19" style:family="text">
      <style:text-properties fo:font-size="11pt" fo:letter-spacing="-0.018cm" fo:font-weight="bold" style:font-size-asian="11pt" style:font-weight-asian="bold"/>
    </style:style>
    <style:style style:name="T20" style:family="text">
      <style:text-properties fo:font-size="11pt" fo:letter-spacing="-0.014cm" fo:font-weight="bold" style:font-size-asian="11pt" style:font-weight-asian="bold"/>
    </style:style>
    <style:style style:name="T21" style:family="text">
      <style:text-properties fo:font-size="11pt" fo:letter-spacing="0.005cm" fo:font-weight="bold" style:font-size-asian="11pt" style:font-weight-asian="bold"/>
    </style:style>
    <style:style style:name="T22" style:family="text">
      <style:text-properties fo:font-size="11pt" fo:letter-spacing="0.007cm" fo:font-weight="bold" style:font-size-asian="11pt" style:font-weight-asian="bold"/>
    </style:style>
    <style:style style:name="T23" style:family="text">
      <style:text-properties fo:font-size="11pt" fo:letter-spacing="-0.081cm" fo:font-weight="bold" style:font-size-asian="11pt" style:font-weight-asian="bold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officeooo:rsid="00124d35" style:font-weight-asian="bold"/>
    </style:style>
    <style:style style:name="T26" style:family="text">
      <style:text-properties fo:font-weight="bold" officeooo:rsid="001339fe" style:font-weight-asian="bold"/>
    </style:style>
    <style:style style:name="T27" style:family="text">
      <style:text-properties fo:letter-spacing="-0.009cm"/>
    </style:style>
    <style:style style:name="T28" style:family="text">
      <style:text-properties fo:letter-spacing="-0.009cm" fo:font-weight="bold" style:font-weight-asian="bold"/>
    </style:style>
    <style:style style:name="T29" style:family="text">
      <style:text-properties fo:letter-spacing="-0.009cm" fo:font-weight="normal" style:font-weight-asian="normal" style:font-weight-complex="normal"/>
    </style:style>
    <style:style style:name="T30" style:family="text">
      <style:text-properties fo:letter-spacing="-0.007cm"/>
    </style:style>
    <style:style style:name="T31" style:family="text">
      <style:text-properties fo:letter-spacing="-0.007cm" fo:font-weight="bold" style:font-weight-asian="bold"/>
    </style:style>
    <style:style style:name="T32" style:family="text">
      <style:text-properties fo:letter-spacing="-0.007cm" fo:font-weight="normal" style:font-weight-asian="normal" style:font-weight-complex="normal"/>
    </style:style>
    <style:style style:name="T33" style:family="text">
      <style:text-properties fo:letter-spacing="-0.011cm"/>
    </style:style>
    <style:style style:name="T34" style:family="text">
      <style:text-properties fo:letter-spacing="-0.011cm" fo:font-weight="bold" style:font-weight-asian="bold"/>
    </style:style>
    <style:style style:name="T35" style:family="text">
      <style:text-properties fo:letter-spacing="-0.011cm" fo:font-weight="normal" style:font-weight-asian="normal" style:font-weight-complex="normal"/>
    </style:style>
    <style:style style:name="T36" style:family="text">
      <style:text-properties fo:letter-spacing="-0.004cm"/>
    </style:style>
    <style:style style:name="T37" style:family="text">
      <style:text-properties fo:letter-spacing="-0.004cm" fo:font-weight="bold" style:font-weight-asian="bold"/>
    </style:style>
    <style:style style:name="T38" style:family="text">
      <style:text-properties fo:letter-spacing="-0.004cm" fo:font-weight="bold" officeooo:rsid="0010e0ad" style:font-weight-asian="bold"/>
    </style:style>
    <style:style style:name="T39" style:family="text">
      <style:text-properties fo:letter-spacing="-0.004cm" fo:font-weight="normal" style:font-weight-asian="normal" style:font-weight-complex="normal"/>
    </style:style>
    <style:style style:name="T40" style:family="text">
      <style:text-properties fo:letter-spacing="-0.004cm" officeooo:rsid="0010e0ad"/>
    </style:style>
    <style:style style:name="T41" style:family="text">
      <style:text-properties fo:letter-spacing="0.012cm"/>
    </style:style>
    <style:style style:name="T42" style:family="text">
      <style:text-properties fo:letter-spacing="0.012cm" fo:font-weight="bold" style:font-weight-asian="bold"/>
    </style:style>
    <style:style style:name="T43" style:family="text">
      <style:text-properties fo:letter-spacing="0.014cm"/>
    </style:style>
    <style:style style:name="T44" style:family="text">
      <style:text-properties fo:letter-spacing="0.014cm" fo:font-weight="bold" style:font-weight-asian="bold"/>
    </style:style>
    <style:style style:name="T45" style:family="text">
      <style:text-properties fo:letter-spacing="0.011cm"/>
    </style:style>
    <style:style style:name="T46" style:family="text">
      <style:text-properties fo:letter-spacing="0.011cm" fo:font-weight="bold" style:font-weight-asian="bold"/>
    </style:style>
    <style:style style:name="T47" style:family="text">
      <style:text-properties fo:letter-spacing="0.016cm"/>
    </style:style>
    <style:style style:name="T48" style:family="text">
      <style:text-properties fo:letter-spacing="0.016cm" fo:font-weight="bold" style:font-weight-asian="bold"/>
    </style:style>
    <style:style style:name="T49" style:family="text">
      <style:text-properties fo:letter-spacing="-0.016cm"/>
    </style:style>
    <style:style style:name="T50" style:family="text">
      <style:text-properties fo:letter-spacing="-0.016cm" fo:font-weight="bold" style:font-weight-asian="bold"/>
    </style:style>
    <style:style style:name="T51" style:family="text">
      <style:text-properties officeooo:rsid="0010e0ad"/>
    </style:style>
    <style:style style:name="T52" style:family="text">
      <style:text-properties fo:letter-spacing="0.018cm"/>
    </style:style>
    <style:style style:name="T53" style:family="text">
      <style:text-properties fo:letter-spacing="0.018cm" fo:font-weight="bold" style:font-weight-asian="bold"/>
    </style:style>
    <style:style style:name="T54" style:family="text">
      <style:text-properties fo:letter-spacing="0.002cm"/>
    </style:style>
    <style:style style:name="T55" style:family="text">
      <style:text-properties fo:letter-spacing="0.002cm" fo:font-weight="normal" style:font-weight-asian="normal" style:font-weight-complex="normal"/>
    </style:style>
    <style:style style:name="T56" style:family="text">
      <style:text-properties fo:letter-spacing="-0.002cm"/>
    </style:style>
    <style:style style:name="T57" style:family="text">
      <style:text-properties fo:letter-spacing="-0.002cm" fo:font-weight="bold" style:font-weight-asian="bold"/>
    </style:style>
    <style:style style:name="T58" style:family="text">
      <style:text-properties fo:letter-spacing="-0.083cm"/>
    </style:style>
    <style:style style:name="T59" style:family="text">
      <style:text-properties fo:letter-spacing="-0.083cm" fo:font-weight="bold" style:font-weight-asian="bold"/>
    </style:style>
    <style:style style:name="T60" style:family="text">
      <style:text-properties fo:letter-spacing="-0.018cm"/>
    </style:style>
    <style:style style:name="T61" style:family="text">
      <style:text-properties fo:letter-spacing="-0.018cm" fo:font-weight="bold" style:font-weight-asian="bold"/>
    </style:style>
    <style:style style:name="T62" style:family="text">
      <style:text-properties fo:letter-spacing="0.009cm"/>
    </style:style>
    <style:style style:name="T63" style:family="text">
      <style:text-properties fo:letter-spacing="0.009cm" fo:font-weight="bold" style:font-weight-asian="bold"/>
    </style:style>
    <style:style style:name="T64" style:family="text">
      <style:text-properties fo:letter-spacing="0.005cm"/>
    </style:style>
    <style:style style:name="T65" style:family="text">
      <style:text-properties fo:letter-spacing="0.005cm" fo:font-weight="bold" style:font-weight-asian="bold"/>
    </style:style>
    <style:style style:name="T66" style:family="text">
      <style:text-properties fo:letter-spacing="0.007cm"/>
    </style:style>
    <style:style style:name="T67" style:family="text">
      <style:text-properties fo:letter-spacing="0.007cm" fo:font-weight="bold" style:font-weight-asian="bold"/>
    </style:style>
    <style:style style:name="T68" style:family="text">
      <style:text-properties fo:letter-spacing="-0.081cm"/>
    </style:style>
    <style:style style:name="T69" style:family="text">
      <style:text-properties fo:letter-spacing="-0.081cm" fo:font-weight="bold" style:font-weight-asian="bold"/>
    </style:style>
    <style:style style:name="T70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99990139" text:style-name="WWNum5">
        <text:list-header>
          <text:h text:style-name="P2" text:outline-level="2"/>
          <text:h text:style-name="P2" text:outline-level="2"><text:span text:style-name="T51">1 </text:span>Classifica<text:span text:style-name="T1"> </text:span>els<text:span text:style-name="T4"> </text:span>elements<text:span text:style-name="T1"> </text:span>patrimonials<text:span text:style-name="T6"> </text:span>següents:</text:h>
        </text:list-header>
      </text:list>
      <text:list xml:id="list3924597139" text:style-name="WWNum2">
        <text:list-header>
          <text:p text:style-name="P17">- Reserves.<text:span text:style-name="T6"> </text:span></text:p>
          <text:p text:style-name="P20">- Deutes<text:span text:style-name="T33"> </text:span>a<text:span text:style-name="T27"> </text:span>llarg<text:span text:style-name="T27"> </text:span>termini.<text:span text:style-name="T27"> </text:span></text:p>
          <text:p text:style-name="P17">- Proveïdors.<text:span text:style-name="T49"> </text:span></text:p>
          <text:p text:style-name="P18">- Immobilitzat<text:span text:style-name="T27"> </text:span>intangible.<text:span text:style-name="T27"> </text:span></text:p>
          <text:p text:style-name="P17">- Clients.<text:span text:style-name="T30"> </text:span></text:p>
          <text:p text:style-name="P17">- Existències.<text:span text:style-name="T4"> </text:span></text:p>
          <text:p text:style-name="P17">- Capital<text:span text:style-name="T27"> </text:span>social. </text:p>
          <text:p text:style-name="P17">- Deutes<text:span text:style-name="T27"> </text:span>a<text:span text:style-name="T1"> </text:span>curt<text:span text:style-name="T33"> </text:span>termini.<text:span text:style-name="T36"> </text:span></text:p>
          <text:p text:style-name="P17"><text:span text:style-name="T36">- </text:span><text:span text:style-name="T40">Diners en compte corrent </text:span></text:p>
        </text:list-header>
      </text:list>
      <text:p text:style-name="P15"/>
      <text:p text:style-name="P15">2 Fes un esquema de les diferents masses patrimonials que integren l’actiu i el passiu d’un balanç.</text:p>
      <text:p text:style-name="P15"/>
      <text:p text:style-name="P15">3 Busca informació sobre l’amortització, que és, on s’ubica en el balanç</text:p>
      <text:p text:style-name="P15"/>
      <text:p text:style-name="P15"/>
      <text:p text:style-name="P14"><text:span text:style-name="T37">4 Elabora</text:span><text:span text:style-name="T28"> </text:span><text:span text:style-name="T37">el</text:span><text:span text:style-name="T31"> </text:span><text:span text:style-name="T37">balanç de</text:span><text:span text:style-name="T28"> </text:span><text:span text:style-name="T37">l'empresa</text:span><text:span text:style-name="T34"> </text:span><text:span text:style-name="T37">Bales,</text:span><text:span text:style-name="T7"> </text:span><text:span text:style-name="T37">SL, a</text:span><text:span text:style-name="T28"> </text:span><text:span text:style-name="T37">partir</text:span><text:span text:style-name="T28"> </text:span><text:span text:style-name="T37">de</text:span><text:span text:style-name="T28"> </text:span><text:span text:style-name="T37">la</text:span><text:span text:style-name="T31"> </text:span><text:span text:style-name="T37">informació següent:</text:span></text:p>
      <text:list xml:id="list144007497104803" text:continue-numbering="true" text:style-name="WWNum2">
        <text:list-header>
          <text:p text:style-name="P19">- L’aportació<text:span text:style-name="T27"> </text:span>inicial<text:span text:style-name="T6"> </text:span>que<text:span text:style-name="T1"> </text:span>van<text:span text:style-name="T30"> </text:span>dur<text:span text:style-name="T30"> </text:span>a<text:span text:style-name="T6"> </text:span>terme<text:span text:style-name="T30"> </text:span>els<text:span text:style-name="T33"> </text:span>seus<text:span text:style-name="T27"> </text:span>socis<text:span text:style-name="T27"> </text:span>va<text:span text:style-name="T27"> </text:span>ser<text:span text:style-name="T6"> </text:span>de<text:span text:style-name="T1"> </text:span>70<text:span text:style-name="T27"> </text:span>000<text:span text:style-name="T6"> </text:span>€.</text:p>
          <text:h text:style-name="P7" text:outline-level="2">- El<text:span text:style-name="T6"> </text:span>deute<text:span text:style-name="T6"> </text:span>dels<text:span text:style-name="T6"> </text:span>clients<text:span text:style-name="T27"> </text:span>amb<text:span text:style-name="T30"> </text:span>l’empresa<text:span text:style-name="T30"> </text:span>puja<text:span text:style-name="T30"> </text:span>a<text:span text:style-name="T33"> </text:span>la<text:span text:style-name="T30"> </text:span>suma<text:span text:style-name="T30"> </text:span>de<text:span text:style-name="T33"> </text:span>4<text:span text:style-name="T30"> </text:span>400<text:span text:style-name="T27"> </text:span>€;<text:span text:style-name="T30"> </text:span>es<text:span text:style-name="T27"> </text:span>cobrarà<text:span text:style-name="T30"> </text:span>en<text:span text:style-name="T1"> </text:span>60<text:span text:style-name="T30"> </text:span>dies.</text:h>
          <text:p text:style-name="P18">- Enguany<text:span text:style-name="T27"> </text:span>l’empresa<text:span text:style-name="T27"> </text:span>ha<text:span text:style-name="T33"> </text:span>dotat<text:span text:style-name="T30"> </text:span>la<text:span text:style-name="T27"> </text:span>reserva<text:span text:style-name="T1"> </text:span>legal<text:span text:style-name="T30"> </text:span>amb<text:span text:style-name="T27"> </text:span>un<text:span text:style-name="T33"> </text:span>total<text:span text:style-name="T30"> </text:span>de<text:span text:style-name="T33"> </text:span>15<text:span text:style-name="T33"> </text:span>000<text:span text:style-name="T33"> </text:span>€.</text:p>
          <text:h text:style-name="P13" text:outline-level="2">- Deu<text:span text:style-name="T41"> </text:span>1<text:span text:style-name="T41"> </text:span>500<text:span text:style-name="T52"> </text:span>€<text:span text:style-name="T43"> </text:span>als<text:span text:style-name="T41"> </text:span>seus<text:span text:style-name="T47"> </text:span>proveïdors,<text:span text:style-name="T52"> </text:span>dels<text:span text:style-name="T52"> </text:span>quals<text:span text:style-name="T41"> </text:span>ha<text:span text:style-name="T43"> </text:span>anticipat<text:span text:style-name="T47"> </text:span>300<text:span text:style-name="T43"> </text:span>€;<text:span text:style-name="T45"> </text:span>la<text:span text:style-name="T47"> </text:span>resta<text:span text:style-name="T43"> </text:span>del<text:span text:style-name="T52"> </text:span>deute<text:span text:style-name="T43"> </text:span>venç<text:span text:style-name="T52"> </text:span>en<text:span text:style-name="T43"> </text:span>els<text:span text:style-name="T47"> </text:span>propers<text:span text:style-name="T54"> </text:span>90<text:span text:style-name="T56"> </text:span>dies.</text:h>
          <text:p text:style-name="P17">- L’empresa<text:span text:style-name="T60"> </text:span>té<text:span text:style-name="T1"> </text:span>una<text:span text:style-name="T4"> </text:span>flota<text:span text:style-name="T1"> </text:span>de<text:span text:style-name="T4"> </text:span>camions<text:span text:style-name="T33"> </text:span>per<text:span text:style-name="T1"> </text:span>transportar-hi<text:span text:style-name="T4"> </text:span>els<text:span text:style-name="T1"> </text:span>productes<text:span text:style-name="T4"> </text:span>valorada<text:span text:style-name="T4"> </text:span>en<text:span text:style-name="T4"> </text:span>57<text:span text:style-name="T4"> </text:span>500<text:span text:style-name="T49"> </text:span>€.</text:p>
          <text:h text:style-name="P7" text:outline-level="2">- Bales,<text:span text:style-name="T30"> </text:span>SL,<text:span text:style-name="T6"> </text:span>té<text:span text:style-name="T4"> </text:span>una<text:span text:style-name="T27"> </text:span>patent<text:span text:style-name="T30"> </text:span>per<text:span text:style-name="T30"> </text:span>fabricar<text:span text:style-name="T30"> </text:span>els<text:span text:style-name="T33"> </text:span>seus<text:span text:style-name="T30"> </text:span>productes<text:span text:style-name="T33"> </text:span>valorada<text:span text:style-name="T27"> </text:span>en<text:span text:style-name="T33"> </text:span>10<text:span text:style-name="T30"> </text:span>000<text:span text:style-name="T27"> </text:span>€.</text:h>
          <text:p text:style-name="P17">- El<text:span text:style-name="T1"> </text:span>local<text:span text:style-name="T27"> </text:span>on<text:span text:style-name="T1"> </text:span>l’empresa<text:span text:style-name="T33"> </text:span>realitza<text:span text:style-name="T33"> </text:span>l’activitat<text:span text:style-name="T33"> </text:span>productiva<text:span text:style-name="T33"> </text:span>és<text:span text:style-name="T1"> </text:span>de<text:span text:style-name="T1"> </text:span>la<text:span text:style-name="T33"> </text:span>seva<text:span text:style-name="T33"> </text:span>propietat<text:span text:style-name="T4"> </text:span>i<text:span text:style-name="T27"> </text:span>està<text:span text:style-name="T4"> </text:span>valorat<text:span text:style-name="T33"> </text:span>en<text:span text:style-name="T4"> </text:span>120<text:span text:style-name="T1"> </text:span>000<text:span text:style-name="T1"> </text:span>€.</text:p>
          <text:h text:style-name="P10" text:outline-level="2">- L’empresa<text:span text:style-name="T27"> </text:span>ha<text:span text:style-name="T4"> </text:span>subscrit<text:span text:style-name="T30"> </text:span>un<text:span text:style-name="T27"> </text:span>préstec<text:span text:style-name="T6"> </text:span>amb<text:span text:style-name="T27"> </text:span>una<text:span text:style-name="T27"> </text:span>entitat<text:span text:style-name="T30"> </text:span>de<text:span text:style-name="T1"> </text:span>crèdit<text:span text:style-name="T33"> </text:span>de<text:span text:style-name="T27"> </text:span>100<text:span text:style-name="T33"> </text:span>000<text:span text:style-name="T27"> </text:span>€<text:span text:style-name="T30"> </text:span>a<text:span text:style-name="T1"> </text:span>10<text:span text:style-name="T33"> </text:span>anys.</text:h>
          <text:p text:style-name="P17">- Actualment,<text:span text:style-name="T33"> </text:span>té<text:span text:style-name="T30"> </text:span>mercaderies<text:span text:style-name="T30"> </text:span>per<text:span text:style-name="T6"> </text:span>un<text:span text:style-name="T1"> </text:span>valor<text:span text:style-name="T33"> </text:span>de<text:span text:style-name="T30"> </text:span>5<text:span text:style-name="T27"> </text:span>000<text:span text:style-name="T27"> </text:span>€<text:span text:style-name="T6"> </text:span>al<text:span text:style-name="T33"> </text:span>magatzem.</text:p>
          <text:h text:style-name="P12" text:outline-level="2">- En<text:span text:style-name="T30"> </text:span>el<text:span text:style-name="T27"> </text:span>compte<text:span text:style-name="T33"> </text:span>corrent<text:span text:style-name="T36"> </text:span>de<text:span text:style-name="T33"> </text:span>l’empresa<text:span text:style-name="T30"> </text:span>hi<text:span text:style-name="T30"> </text:span>ha<text:span text:style-name="T27"> </text:span>2<text:span text:style-name="T30"> </text:span>500<text:span text:style-name="T27"> </text:span>€<text:span text:style-name="T30"> </text:span>i<text:span text:style-name="T6"> </text:span>en<text:span text:style-name="T27"> </text:span>caixa<text:span text:style-name="T6"> </text:span>guarden<text:span text:style-name="T30"> </text:span>800<text:span text:style-name="T6"> </text:span>€.</text:h>
          <text:p text:style-name="P21">- Té<text:span text:style-name="T62"> </text:span>un<text:span text:style-name="T64"> </text:span>deute<text:span text:style-name="T45"> </text:span>amb<text:span text:style-name="T66"> </text:span>una<text:span text:style-name="T45"> </text:span>entitat<text:span text:style-name="T41"> </text:span>financera<text:span text:style-name="T64"> </text:span>per<text:span text:style-name="T62"> </text:span>un<text:span text:style-name="T64"> </text:span>valor<text:span text:style-name="T66"> </text:span>de<text:span text:style-name="T45"> </text:span>5<text:span text:style-name="T62"> </text:span>000<text:span text:style-name="T62"> </text:span>€,<text:span text:style-name="T62"> </text:span>i<text:span text:style-name="T62"> </text:span>el<text:span text:style-name="T62"> </text:span>seu<text:span text:style-name="T45"> </text:span>termini<text:span text:style-name="T64"> </text:span>de<text:span text:style-name="T62"> </text:span>devolució<text:span text:style-name="T64"> </text:span>és<text:span text:style-name="T62"> </text:span>de<text:span text:style-name="T64"> </text:span>10<text:span text:style-name="T68"> </text:span>mesos.</text:p>
          <text:h text:style-name="P11" text:outline-level="2"><text:span text:style-name="T36">- S’estima</text:span><text:span text:style-name="T27"> </text:span><text:span text:style-name="T36">que</text:span><text:span text:style-name="T30"> </text:span><text:span text:style-name="T36">la</text:span><text:span text:style-name="T27"> </text:span><text:span text:style-name="T36">pèrdua</text:span><text:span text:style-name="T30"> </text:span><text:span text:style-name="T36">de</text:span><text:span text:style-name="T33"> </text:span><text:span text:style-name="T36">valor</text:span><text:span text:style-name="T27"> </text:span><text:span text:style-name="T36">de</text:span><text:span text:style-name="T27"> </text:span><text:span text:style-name="T36">l’immobilitzat</text:span><text:span text:style-name="T6"> </text:span><text:span text:style-name="T36">material</text:span><text:span text:style-name="T27"> </text:span><text:span text:style-name="T36">és</text:span><text:span text:style-name="T30"> </text:span><text:span text:style-name="T36">de</text:span><text:span text:style-name="T33"> </text:span><text:span text:style-name="T36">9</text:span><text:span text:style-name="T30"> </text:span><text:span text:style-name="T36">000</text:span><text:span text:style-name="T27"> </text:span><text:span text:style-name="T36">€.</text:span></text:h>
        </text:list-header>
      </text:list>
      <text:h text:style-name="P9" text:outline-level="2"/>
      <text:h text:style-name="P9" text:outline-level="2"/>
      <text:h text:style-name="P9" text:outline-level="2"/>
      <text:h text:style-name="P9" text:outline-level="2"/>
      <text:h text:style-name="P8" text:outline-level="2"><text:soft-page-break/></text:h>
      <text:list xml:id="list144007001744734" text:continue-numbering="true" text:style-name="WWNum2">
        <text:list-header>
          <text:p text:style-name="P25"><text:span text:style-name="T26">5 </text:span><text:span text:style-name="T24">Elabora</text:span><text:span text:style-name="T28"> </text:span><text:span text:style-name="T24">el</text:span><text:span text:style-name="T57"> </text:span><text:span text:style-name="T24">balanç</text:span><text:span text:style-name="T37"> </text:span><text:span text:style-name="T24">de</text:span><text:span text:style-name="T31"> </text:span><text:span text:style-name="T24">l'empresa</text:span><text:span text:style-name="T31"> </text:span><text:span text:style-name="T24">K2,</text:span><text:span text:style-name="T37"> </text:span><text:span text:style-name="T24">SL,</text:span><text:span text:style-name="T7"> </text:span><text:span text:style-name="T24">a</text:span><text:span text:style-name="T31"> </text:span><text:span text:style-name="T24">partir</text:span><text:span text:style-name="T28"> </text:span><text:span text:style-name="T24">de</text:span><text:span text:style-name="T31"> </text:span><text:span text:style-name="T24">la</text:span><text:span text:style-name="T31"> </text:span><text:span text:style-name="T24">informació següent:</text:span></text:p>
          <text:h text:style-name="P3" text:outline-level="2">-<text:span text:style-name="T70"> No</text:span><text:span text:style-name="T29"> </text:span><text:span text:style-name="T70">tenim</text:span><text:span text:style-name="T8"> </text:span><text:span text:style-name="T70">informació</text:span><text:span text:style-name="T35"> </text:span><text:span text:style-name="T70">sobre</text:span><text:span text:style-name="T35"> </text:span><text:span text:style-name="T70">el</text:span><text:span text:style-name="T32"> </text:span><text:span text:style-name="T70">capital</text:span><text:span text:style-name="T29"> </text:span><text:span text:style-name="T70">inicial</text:span><text:span text:style-name="T55"> </text:span><text:span text:style-name="T70">que</text:span><text:span text:style-name="T32"> </text:span><text:span text:style-name="T70">hi</text:span><text:span text:style-name="T39"> </text:span><text:span text:style-name="T70">han</text:span><text:span text:style-name="T32"> </text:span><text:span text:style-name="T70">aportat</text:span><text:span text:style-name="T8"> </text:span><text:span text:style-name="T70">els</text:span><text:span text:style-name="T8"> </text:span><text:span text:style-name="T70">socis.</text:span></text:h>
          <text:p text:style-name="P22">- El<text:span text:style-name="T6"> </text:span>deute<text:span text:style-name="T30"> </text:span>dels<text:span text:style-name="T6"> </text:span>clients<text:span text:style-name="T27"> </text:span>amb<text:span text:style-name="T30"> </text:span>l’empresa<text:span text:style-name="T30"> </text:span>puja<text:span text:style-name="T30"> </text:span>a<text:span text:style-name="T33"> </text:span>la<text:span text:style-name="T30"> </text:span>suma<text:span text:style-name="T30"> </text:span>de<text:span text:style-name="T1"> </text:span>2<text:span text:style-name="T30"> </text:span>500<text:span text:style-name="T27"> </text:span>€;<text:span text:style-name="T30"> </text:span>es<text:span text:style-name="T27"> </text:span>cobrarà<text:span text:style-name="T30"> </text:span>en<text:span text:style-name="T30"> </text:span>60<text:span text:style-name="T1"> </text:span>dies.</text:p>
          <text:h text:style-name="P5" text:outline-level="2">- Enguany<text:span text:style-name="T33"> </text:span>l’empresa<text:span text:style-name="T33"> </text:span>ha<text:span text:style-name="T1"> </text:span>tingut<text:span text:style-name="T33"> </text:span>uns<text:span text:style-name="T27"> </text:span>resultats<text:span text:style-name="T33"> </text:span>positius<text:span text:style-name="T27"> </text:span>de<text:span text:style-name="T33"> </text:span>l’exercici<text:span text:style-name="T1"> </text:span>per<text:span text:style-name="T33"> </text:span>un<text:span text:style-name="T1"> </text:span>import<text:span text:style-name="T27"> </text:span>de </text:h>
          <text:h text:style-name="P5" text:outline-level="2">6<text:span text:style-name="T1"> </text:span><text:span text:style-name="T3">0</text:span>00<text:span text:style-name="T1"> </text:span>€.</text:h>
          <text:p text:style-name="P23">- L’empresa<text:span text:style-name="T49"> </text:span>disposa<text:span text:style-name="T4"> </text:span>d’equips<text:span text:style-name="T1"> </text:span>per<text:span text:style-name="T4"> </text:span>al<text:span text:style-name="T49"> </text:span>procés<text:span text:style-name="T1"> </text:span>d’informació<text:span text:style-name="T49"> </text:span>valorats<text:span text:style-name="T49"> </text:span>en<text:span text:style-name="T49"> </text:span>28<text:span text:style-name="T1"> </text:span>000<text:span text:style-name="T49"> </text:span>€.</text:p>
          <text:h text:style-name="P4" text:outline-level="2">- El<text:span text:style-name="T1"> </text:span>local<text:span text:style-name="T33"> </text:span>on<text:span text:style-name="T33"> </text:span>l’empresa<text:span text:style-name="T1"> </text:span>realitza<text:span text:style-name="T1"> </text:span>l’activitat<text:span text:style-name="T27"> </text:span>productiva<text:span text:style-name="T1"> </text:span>és<text:span text:style-name="T4"> </text:span>de<text:span text:style-name="T33"> </text:span>la<text:span text:style-name="T1"> </text:span>seva<text:span text:style-name="T1"> </text:span>propietat<text:span text:style-name="T1"> </text:span>i<text:span text:style-name="T33"> </text:span>està<text:span text:style-name="T4"> </text:span>valorat<text:span text:style-name="T33"> </text:span>en<text:span text:style-name="T4"> </text:span>80<text:span text:style-name="T4"> </text:span>000<text:span text:style-name="T1"> </text:span>€.</text:h>
          <text:p text:style-name="P24">- Deu<text:span text:style-name="T45"> </text:span>2<text:span text:style-name="T52"> </text:span>600<text:span text:style-name="T45"> </text:span>€<text:span text:style-name="T52"> </text:span>als<text:span text:style-name="T47"> </text:span>seus<text:span text:style-name="T43"> </text:span>proveïdors,<text:span text:style-name="T52"> </text:span>dels<text:span text:style-name="T43"> </text:span>quals<text:span text:style-name="T41"> </text:span>ha<text:span text:style-name="T43"> </text:span>anticipat<text:span text:style-name="T43"> </text:span>600<text:span text:style-name="T41"> </text:span>€;<text:span text:style-name="T41"> </text:span>la<text:span text:style-name="T43"> </text:span>resta<text:span text:style-name="T43"> </text:span>del<text:span text:style-name="T47"> </text:span>deute<text:span text:style-name="T43"> </text:span>venç<text:span text:style-name="T47"> </text:span>en<text:span text:style-name="T43"> </text:span>els<text:span text:style-name="T47"> </text:span>propers<text:span text:style-name="T58"> </text:span>90<text:span text:style-name="T56"> </text:span>dies.</text:p>
          <text:h text:style-name="P4" text:outline-level="2">- L’empresa<text:span text:style-name="T33"> </text:span>ha<text:span text:style-name="T1"> </text:span>subscrit<text:span text:style-name="T30"> </text:span>un<text:span text:style-name="T27"> </text:span>préstec<text:span text:style-name="T6"> </text:span>amb<text:span text:style-name="T27"> </text:span>una<text:span text:style-name="T27"> </text:span>entitat<text:span text:style-name="T27"> </text:span>de<text:span text:style-name="T33"> </text:span>crèdit,<text:span text:style-name="T30"> </text:span>de<text:span text:style-name="T27"> </text:span>60<text:span text:style-name="T33"> </text:span>000<text:span text:style-name="T30"> </text:span>€<text:span text:style-name="T27"> </text:span>a<text:span text:style-name="T30"> </text:span>5<text:span text:style-name="T33"> </text:span>anys.</text:h>
          <text:p text:style-name="P23">- Actualment,<text:span text:style-name="T33"> </text:span>té<text:span text:style-name="T27"> </text:span>mercaderies<text:span text:style-name="T30"> </text:span>per<text:span text:style-name="T30"> </text:span>un<text:span text:style-name="T1"> </text:span>valor<text:span text:style-name="T33"> </text:span>de<text:span text:style-name="T27"> </text:span>15<text:span text:style-name="T30"> </text:span>000<text:span text:style-name="T27"> </text:span>€<text:span text:style-name="T1"> </text:span>al<text:span text:style-name="T30"> </text:span>magatzem.</text:p>
          <text:h text:style-name="P4" text:outline-level="2">- En<text:span text:style-name="T30"> </text:span>el<text:span text:style-name="T30"> </text:span>compte<text:span text:style-name="T33"> </text:span>corrent<text:span text:style-name="T36"> </text:span>de<text:span text:style-name="T33"> </text:span>l’empresa<text:span text:style-name="T6"> </text:span>hi<text:span text:style-name="T30"> </text:span>ha<text:span text:style-name="T27"> </text:span>1<text:span text:style-name="T6"> </text:span>500<text:span text:style-name="T27"> </text:span>€<text:span text:style-name="T30"> </text:span>i<text:span text:style-name="T36"> </text:span>en<text:span text:style-name="T27"> </text:span>caixa<text:span text:style-name="T6"> </text:span>guarda<text:span text:style-name="T33"> </text:span>1<text:span text:style-name="T36"> </text:span>000<text:span text:style-name="T27"> </text:span>€.</text:h>
          <text:p text:style-name="P24">- Té<text:span text:style-name="T30"> </text:span>un<text:span text:style-name="T30"> </text:span>deute<text:span text:style-name="T6"> </text:span>amb<text:span text:style-name="T6"> </text:span>un<text:span text:style-name="T30"> </text:span>banc<text:span text:style-name="T6"> </text:span>per<text:span text:style-name="T36"> </text:span>un<text:span text:style-name="T30"> </text:span>valor<text:span text:style-name="T36"> </text:span>de<text:span text:style-name="T6"> </text:span>10<text:span text:style-name="T27"> </text:span>000<text:span text:style-name="T30"> </text:span>€<text:span text:style-name="T36"> </text:span>i<text:span text:style-name="T27"> </text:span>el<text:span text:style-name="T36"> </text:span>seu<text:span text:style-name="T6"> </text:span>termini<text:span text:style-name="T36"> </text:span>de<text:span text:style-name="T6"> </text:span>devolució<text:span text:style-name="T6"> </text:span>és<text:span text:style-name="T36"> </text:span>de<text:span text:style-name="T30"> </text:span>10<text:span text:style-name="T36"> </text:span>mesos.</text:p>
          <text:h text:style-name="P6" text:outline-level="2"><text:span text:style-name="T36">- S’estima</text:span><text:span text:style-name="T27"> </text:span><text:span text:style-name="T36">que</text:span><text:span text:style-name="T30"> </text:span><text:span text:style-name="T36">la</text:span><text:span text:style-name="T30"> </text:span><text:span text:style-name="T36">pèrdua</text:span><text:span text:style-name="T30"> </text:span><text:span text:style-name="T36">de</text:span><text:span text:style-name="T33"> </text:span><text:span text:style-name="T36">valor</text:span><text:span text:style-name="T27"> </text:span><text:span text:style-name="T36">de</text:span><text:span text:style-name="T30"> </text:span><text:span text:style-name="T36">l’immobilitzat</text:span><text:span text:style-name="T6"> </text:span><text:span text:style-name="T36">material</text:span><text:span text:style-name="T27"> </text:span><text:span text:style-name="T36">és</text:span><text:span text:style-name="T30"> </text:span><text:span text:style-name="T36">de</text:span><text:span text:style-name="T33"> </text:span><text:span text:style-name="T36">10</text:span><text:span text:style-name="T27"> </text:span><text:span text:style-name="T36">000</text:span><text:span text:style-name="T27"> </text:span><text:span text:style-name="T36">€.</text:span></text:h>
        </text:list-header>
      </text:list>
      <text:p text:style-name="P16"/>
      <text:p text:style-name="P1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74cm" fo:margin-right="0cm" fo:text-indent="0cm" style:auto-text-indent="false"/>
      <style:text-properties style:font-name="Calibri" fo:font-family="Calibri" style:font-family-generic="roman" style:font-pitch="variable" fo:font-size="11pt" fo:language="ca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011cm" fo:margin-right="0cm" fo:text-indent="-0.639cm" style:auto-text-indent="false"/>
      <style:text-properties style:font-name="Calibri" fo:font-family="Calibri" style:font-family-generic="roman" style:font-pitch="variable" fo:language="ca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ListLabel_20_127" style:display-name="ListLabel 127" style:family="text">
      <style:text-properties fo:font-size="11pt" fo:language="ca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28" style:display-name="ListLabel 128" style:family="text">
      <style:text-properties fo:language="ca" fo:country="ES" style:language-asian="en" style:country-asian="US" style:language-complex="ar" style:country-complex="SA"/>
    </style:style>
    <style:style style:name="ListLabel_20_129" style:display-name="ListLabel 129" style:family="text">
      <style:text-properties fo:language="ca" fo:country="ES" style:language-asian="en" style:country-asian="US" style:language-complex="ar" style:country-complex="SA"/>
    </style:style>
    <style:style style:name="ListLabel_20_130" style:display-name="ListLabel 130" style:family="text">
      <style:text-properties fo:language="ca" fo:country="ES" style:language-asian="en" style:country-asian="US" style:language-complex="ar" style:country-complex="SA"/>
    </style:style>
    <style:style style:name="ListLabel_20_131" style:display-name="ListLabel 131" style:family="text">
      <style:text-properties fo:language="ca" fo:country="ES" style:language-asian="en" style:country-asian="US" style:language-complex="ar" style:country-complex="SA"/>
    </style:style>
    <style:style style:name="ListLabel_20_132" style:display-name="ListLabel 132" style:family="text">
      <style:text-properties fo:language="ca" fo:country="ES" style:language-asian="en" style:country-asian="US" style:language-complex="ar" style:country-complex="SA"/>
    </style:style>
    <style:style style:name="ListLabel_20_133" style:display-name="ListLabel 133" style:family="text">
      <style:text-properties fo:language="ca" fo:country="ES" style:language-asian="en" style:country-asian="US" style:language-complex="ar" style:country-complex="SA"/>
    </style:style>
    <style:style style:name="ListLabel_20_134" style:display-name="ListLabel 134" style:family="text">
      <style:text-properties fo:language="ca" fo:country="ES" style:language-asian="en" style:country-asian="US" style:language-complex="ar" style:country-complex="SA"/>
    </style:style>
    <style:style style:name="ListLabel_20_135" style:display-name="ListLabel 135" style:family="text">
      <style:text-properties fo:language="ca" fo:country="ES" style:language-asian="en" style:country-asian="US" style:language-complex="ar" style:country-complex="SA"/>
    </style:style>
    <style:style style:name="ListLabel_20_154" style:display-name="ListLabel 154" style:family="text">
      <style:text-properties fo:color="#0070a6" fo:font-size="11pt" fo:language="ca" fo:country="ES" fo:font-weight="bold" style:font-name-asian="Tahoma1" style:font-family-asian="Tahoma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style:text-scale="100%"/>
    </style:style>
    <style:style style:name="ListLabel_20_155" style:display-name="ListLabel 155" style:family="text">
      <style:text-properties fo:language="ca" fo:country="ES" style:language-asian="en" style:country-asian="US" style:language-complex="ar" style:country-complex="SA"/>
    </style:style>
    <style:style style:name="ListLabel_20_156" style:display-name="ListLabel 156" style:family="text">
      <style:text-properties fo:language="ca" fo:country="ES" style:language-asian="en" style:country-asian="US" style:language-complex="ar" style:country-complex="SA"/>
    </style:style>
    <style:style style:name="ListLabel_20_157" style:display-name="ListLabel 157" style:family="text">
      <style:text-properties fo:language="ca" fo:country="ES" style:language-asian="en" style:country-asian="US" style:language-complex="ar" style:country-complex="SA"/>
    </style:style>
    <style:style style:name="ListLabel_20_158" style:display-name="ListLabel 158" style:family="text">
      <style:text-properties fo:language="ca" fo:country="ES" style:language-asian="en" style:country-asian="US" style:language-complex="ar" style:country-complex="SA"/>
    </style:style>
    <style:style style:name="ListLabel_20_159" style:display-name="ListLabel 159" style:family="text">
      <style:text-properties fo:language="ca" fo:country="ES" style:language-asian="en" style:country-asian="US" style:language-complex="ar" style:country-complex="SA"/>
    </style:style>
    <style:style style:name="ListLabel_20_160" style:display-name="ListLabel 160" style:family="text">
      <style:text-properties fo:language="ca" fo:country="ES" style:language-asian="en" style:country-asian="US" style:language-complex="ar" style:country-complex="SA"/>
    </style:style>
    <style:style style:name="ListLabel_20_161" style:display-name="ListLabel 161" style:family="text">
      <style:text-properties fo:language="ca" fo:country="ES" style:language-asian="en" style:country-asian="US" style:language-complex="ar" style:country-complex="SA"/>
    </style:style>
    <style:style style:name="ListLabel_20_162" style:display-name="ListLabel 162" style:family="text">
      <style:text-properties fo:language="ca" fo:country="E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466cm" fo:margin-left="0.374cm"/>
        </style:list-level-properties>
      </text:list-level-style-number>
      <text:list-level-style-bullet text:level="2" text:style-name="ListLabel_20_128" style:num-suffix="•" text:bullet-char="•">
        <style:list-level-properties text:list-level-position-and-space-mode="label-alignment">
          <style:list-level-label-alignment text:label-followed-by="listtab" fo:text-indent="-0.466cm" fo:margin-left="2.124cm"/>
        </style:list-level-properties>
      </text:list-level-style-bullet>
      <text:list-level-style-bullet text:level="3" text:style-name="ListLabel_20_129" style:num-suffix="•" text:bullet-char="•">
        <style:list-level-properties text:list-level-position-and-space-mode="label-alignment">
          <style:list-level-label-alignment text:label-followed-by="listtab" fo:text-indent="-0.466cm" fo:margin-left="3.861cm"/>
        </style:list-level-properties>
      </text:list-level-style-bullet>
      <text:list-level-style-bullet text:level="4" text:style-name="ListLabel_20_130" style:num-suffix="•" text:bullet-char="•">
        <style:list-level-properties text:list-level-position-and-space-mode="label-alignment">
          <style:list-level-label-alignment text:label-followed-by="listtab" fo:text-indent="-0.466cm" fo:margin-left="5.597cm"/>
        </style:list-level-properties>
      </text:list-level-style-bullet>
      <text:list-level-style-bullet text:level="5" text:style-name="ListLabel_20_131" style:num-suffix="•" text:bullet-char="•">
        <style:list-level-properties text:list-level-position-and-space-mode="label-alignment">
          <style:list-level-label-alignment text:label-followed-by="listtab" fo:text-indent="-0.466cm" fo:margin-left="7.334cm"/>
        </style:list-level-properties>
      </text:list-level-style-bullet>
      <text:list-level-style-bullet text:level="6" text:style-name="ListLabel_20_132" style:num-suffix="•" text:bullet-char="•">
        <style:list-level-properties text:list-level-position-and-space-mode="label-alignment">
          <style:list-level-label-alignment text:label-followed-by="listtab" fo:text-indent="-0.466cm" fo:margin-left="9.072cm"/>
        </style:list-level-properties>
      </text:list-level-style-bullet>
      <text:list-level-style-bullet text:level="7" text:style-name="ListLabel_20_133" style:num-suffix="•" text:bullet-char="•">
        <style:list-level-properties text:list-level-position-and-space-mode="label-alignment">
          <style:list-level-label-alignment text:label-followed-by="listtab" fo:text-indent="-0.466cm" fo:margin-left="10.807cm"/>
        </style:list-level-properties>
      </text:list-level-style-bullet>
      <text:list-level-style-bullet text:level="8" text:style-name="ListLabel_20_134" style:num-suffix="•" text:bullet-char="•">
        <style:list-level-properties text:list-level-position-and-space-mode="label-alignment">
          <style:list-level-label-alignment text:label-followed-by="listtab" fo:text-indent="-0.466cm" fo:margin-left="12.545cm"/>
        </style:list-level-properties>
      </text:list-level-style-bullet>
      <text:list-level-style-bullet text:level="9" text:style-name="ListLabel_20_135" style:num-suffix="•" text:bullet-char="•">
        <style:list-level-properties text:list-level-position-and-space-mode="label-alignment">
          <style:list-level-label-alignment text:label-followed-by="listtab" fo:text-indent="-0.466cm" fo:margin-left="14.28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54" style:num-suffix="■" text:bullet-char="■">
        <style:list-level-properties text:list-level-position-and-space-mode="label-alignment">
          <style:list-level-label-alignment text:label-followed-by="listtab" fo:text-indent="-0.637cm" fo:margin-left="1.011cm"/>
        </style:list-level-properties>
        <style:text-properties style:font-name="Tahoma"/>
      </text:list-level-style-bullet>
      <text:list-level-style-bullet text:level="2" text:style-name="ListLabel_20_155" style:num-suffix="•" text:bullet-char="•">
        <style:list-level-properties text:list-level-position-and-space-mode="label-alignment">
          <style:list-level-label-alignment text:label-followed-by="listtab" fo:text-indent="-0.637cm" fo:margin-left="2.695cm"/>
        </style:list-level-properties>
      </text:list-level-style-bullet>
      <text:list-level-style-bullet text:level="3" text:style-name="ListLabel_20_156" style:num-suffix="•" text:bullet-char="•">
        <style:list-level-properties text:list-level-position-and-space-mode="label-alignment">
          <style:list-level-label-alignment text:label-followed-by="listtab" fo:text-indent="-0.637cm" fo:margin-left="4.369cm"/>
        </style:list-level-properties>
      </text:list-level-style-bullet>
      <text:list-level-style-bullet text:level="4" text:style-name="ListLabel_20_157" style:num-suffix="•" text:bullet-char="•">
        <style:list-level-properties text:list-level-position-and-space-mode="label-alignment">
          <style:list-level-label-alignment text:label-followed-by="listtab" fo:text-indent="-0.637cm" fo:margin-left="6.041cm"/>
        </style:list-level-properties>
      </text:list-level-style-bullet>
      <text:list-level-style-bullet text:level="5" text:style-name="ListLabel_20_158" style:num-suffix="•" text:bullet-char="•">
        <style:list-level-properties text:list-level-position-and-space-mode="label-alignment">
          <style:list-level-label-alignment text:label-followed-by="listtab" fo:text-indent="-0.637cm" fo:margin-left="7.715cm"/>
        </style:list-level-properties>
      </text:list-level-style-bullet>
      <text:list-level-style-bullet text:level="6" text:style-name="ListLabel_20_159" style:num-suffix="•" text:bullet-char="•">
        <style:list-level-properties text:list-level-position-and-space-mode="label-alignment">
          <style:list-level-label-alignment text:label-followed-by="listtab" fo:text-indent="-0.637cm" fo:margin-left="9.389cm"/>
        </style:list-level-properties>
      </text:list-level-style-bullet>
      <text:list-level-style-bullet text:level="7" text:style-name="ListLabel_20_160" style:num-suffix="•" text:bullet-char="•">
        <style:list-level-properties text:list-level-position-and-space-mode="label-alignment">
          <style:list-level-label-alignment text:label-followed-by="listtab" fo:text-indent="-0.637cm" fo:margin-left="11.061cm"/>
        </style:list-level-properties>
      </text:list-level-style-bullet>
      <text:list-level-style-bullet text:level="8" text:style-name="ListLabel_20_161" style:num-suffix="•" text:bullet-char="•">
        <style:list-level-properties text:list-level-position-and-space-mode="label-alignment">
          <style:list-level-label-alignment text:label-followed-by="listtab" fo:text-indent="-0.637cm" fo:margin-left="12.735cm"/>
        </style:list-level-properties>
      </text:list-level-style-bullet>
      <text:list-level-style-bullet text:level="9" text:style-name="ListLabel_20_162" style:num-suffix="•" text:bullet-char="•">
        <style:list-level-properties text:list-level-position-and-space-mode="label-alignment">
          <style:list-level-label-alignment text:label-followed-by="listtab" fo:text-indent="-0.637cm" fo:margin-left="14.40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12:14:44.345874123</meta:creation-date>
    <dc:date>2023-02-06T14:40:05.582418477</dc:date>
    <meta:editing-duration>PT18M2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540" meta:character-count="2564" meta:non-whitespace-character-count="2086"/>
  </office:meta>
</office:document-meta>
</file>